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automatic-styles>
    <style:style style:name="P1" style:family="paragraph" style:parent-style-name="Heading_20_1">
      <style:paragraph-properties fo:margin-left="0in" fo:margin-right="0in" fo:margin-top="0in" fo:margin-bottom="0in" style:contextual-spacing="false" fo:line-height="130%" fo:orphans="2" fo:widows="2" fo:text-indent="0in" style:auto-text-indent="false"/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P2" style:family="paragraph" style:parent-style-name="Standard">
      <style:text-properties fo:color="#000000" loext:opacity="100%" style:font-name="Liberation Serif" fo:font-size="12pt" officeooo:rsid="00160b58" officeooo:paragraph-rsid="00160b58" style:font-size-asian="12pt" style:font-size-complex="12pt"/>
    </style:style>
    <style:style style:name="P3" style:family="paragraph" style:parent-style-name="Standard">
      <style:paragraph-properties fo:margin-left="0.5in" fo:line-height="100%"/>
      <style:text-properties fo:color="#000000" loext:opacity="100%" style:font-name="Liberation Serif" fo:font-size="12pt" officeooo:paragraph-rsid="0016bd29" style:font-size-asian="12pt" style:font-size-complex="12pt"/>
    </style:style>
    <style:style style:name="P4" style:family="paragraph" style:parent-style-name="Standard">
      <style:text-properties fo:color="#000000" loext:opacity="100%" style:font-name="Liberation Serif" fo:font-size="12pt" officeooo:rsid="00160b58" officeooo:paragraph-rsid="00160b58" fo:background-color="transparent" style:font-size-asian="12pt" style:font-size-complex="12pt"/>
    </style:style>
    <style:style style:name="P5" style:family="paragraph" style:parent-style-name="Standard">
      <style:text-properties fo:color="#000000" loext:opacity="100%" style:font-name="Liberation Serif" fo:font-size="12pt" officeooo:rsid="0016bd29" officeooo:paragraph-rsid="0016bd29" fo:background-color="transparent" style:font-size-asian="12pt" style:font-size-complex="12pt"/>
    </style:style>
    <style:style style:name="P6" style:family="paragraph" style:parent-style-name="Standard">
      <style:text-properties fo:color="#000000" loext:opacity="100%" style:font-name="Liberation Serif" fo:font-size="12pt" officeooo:rsid="0016bd29" officeooo:paragraph-rsid="00171008" fo:background-color="transparent" style:font-size-asian="12pt" style:font-size-complex="12pt"/>
    </style:style>
    <style:style style:name="P7" style:family="paragraph" style:parent-style-name="Standard">
      <style:text-properties fo:color="#000000" loext:opacity="100%" style:font-name="Liberation Serif" fo:font-size="12pt" officeooo:rsid="00171008" officeooo:paragraph-rsid="00174b8d" fo:background-color="transparent" style:font-size-asian="12pt" style:font-size-complex="12pt"/>
    </style:style>
    <style:style style:name="P8" style:family="paragraph" style:parent-style-name="Standard">
      <style:text-properties fo:color="#000000" loext:opacity="100%" style:font-name="Liberation Serif"/>
    </style:style>
    <style:style style:name="P9" style:family="paragraph" style:parent-style-name="Standard">
      <style:text-properties fo:color="#000000" loext:opacity="100%" style:font-name="Liberation Serif" officeooo:rsid="00160b58" officeooo:paragraph-rsid="00160b58"/>
    </style:style>
    <style:style style:name="P10" style:family="paragraph" style:parent-style-name="Standard">
      <style:text-properties fo:color="#000000" loext:opacity="100%" style:font-name="Liberation Serif" fo:font-size="18pt" officeooo:rsid="00160b58" officeooo:paragraph-rsid="00160b58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font-name="Liberation Serif" fo:font-size="18pt" officeooo:rsid="00160b58" officeooo:paragraph-rsid="00160b58" style:font-size-asian="18pt" style:font-size-complex="18pt"/>
    </style:style>
    <style:style style:name="P12" style:family="paragraph" style:parent-style-name="Text_20_body">
      <style:text-properties fo:color="#000000" loext:opacity="100%" style:font-name="Liberation Serif" officeooo:paragraph-rsid="00174b8d"/>
    </style:style>
    <style:style style:name="T1" style:family="text">
      <style:text-properties fo:font-variant="normal" fo:text-transform="none" fo:color="#2d3b45" loext:opacity="100%" style:font-name="Lato Extended" fo:font-size="12pt" fo:letter-spacing="normal" fo:font-style="normal" fo:font-weight="normal" officeooo:rsid="00160b58"/>
    </style:style>
    <style:style style:name="T2" style:family="text">
      <style:text-properties fo:font-variant="normal" fo:text-transform="none" fo:color="#2d3b45" loext:opacity="100%" fo:font-size="12pt" fo:letter-spacing="normal" fo:font-style="normal" fo:font-weight="normal" officeooo:rsid="00160b58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16bd29"/>
    </style:style>
    <style:style style:name="T5" style:family="text">
      <style:text-properties fo:font-variant="normal" fo:text-transform="none" fo:letter-spacing="normal" fo:font-style="normal" fo:font-weight="normal" officeooo:rsid="00160b58"/>
    </style:style>
    <style:style style:name="T6" style:family="text">
      <style:text-properties fo:font-variant="normal" fo:text-transform="none" fo:letter-spacing="normal" fo:font-style="normal" fo:font-weight="normal" officeooo:rsid="00171008"/>
    </style:style>
    <style:style style:name="T7" style:family="text">
      <style:text-properties fo:font-variant="normal" fo:text-transform="none" fo:letter-spacing="normal" fo:font-style="italic" fo:font-weight="normal" officeooo:rsid="00160b58"/>
    </style:style>
    <style:style style:name="T8" style:family="text">
      <style:text-properties fo:font-variant="normal" fo:text-transform="none" fo:font-size="12pt" fo:letter-spacing="normal" fo:font-style="normal" fo:font-weight="normal" officeooo:rsid="00160b58"/>
    </style:style>
    <style:style style:name="T9" style:family="text">
      <style:text-properties fo:font-variant="normal" fo:text-transform="none" fo:font-size="12pt" fo:letter-spacing="normal" fo:font-style="normal" fo:font-weight="normal" officeooo:rsid="00160b58" style:font-size-asian="12pt" style:font-size-complex="12pt"/>
    </style:style>
    <style:style style:name="T10" style:family="text">
      <style:text-properties fo:font-variant="normal" fo:text-transform="none" fo:font-size="12pt" fo:letter-spacing="normal" fo:font-style="normal" fo:font-weight="normal" officeooo:rsid="0016bd29" style:font-size-asian="12pt" style:font-size-complex="12pt"/>
    </style:style>
    <style:style style:name="T11" style:family="text">
      <style:text-properties fo:font-variant="normal" fo:text-transform="none" fo:font-size="12pt" fo:letter-spacing="normal" fo:font-style="italic" fo:font-weight="normal" officeooo:rsid="00160b58"/>
    </style:style>
    <style:style style:name="T12" style:family="text">
      <style:text-properties fo:font-variant="normal" fo:text-transform="none" fo:font-size="12pt" fo:letter-spacing="normal" fo:font-style="italic" fo:font-weight="normal" officeooo:rsid="00160b58" style:font-size-asian="12pt" style:font-size-complex="12pt"/>
    </style:style>
    <style:style style:name="T13" style:family="text">
      <style:text-properties fo:font-style="italic"/>
    </style:style>
    <style:style style:name="T14" style:family="text">
      <style:text-properties officeooo:rsid="0016bd29"/>
    </style:style>
    <style:style style:name="T15" style:family="text">
      <style:text-properties officeooo:rsid="00171008"/>
    </style:style>
    <style:style style:name="T16" style:family="text">
      <style:text-properties fo:color="#000000" loext:opacity="100%" fo:background-color="transparent" loext:char-shading-value="0"/>
    </style:style>
    <style:style style:name="T17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2.5 - Assignment 7: Software Process Models</text:h>
      <text:p text:style-name="P8"/>
      <text:p text:style-name="P2">1. <text:tab/><text:span text:style-name="T17">Waterfall</text:span></text:p>
      <text:p text:style-name="P2"><text:span text:style-name="T17"/></text:p>
      <text:p text:style-name="P4">3. <text:tab/>Waterfall is another software development process model that has some similarities to agile, <text:tab/>but also some key differences. For example in waterfall, the development process flows <text:tab/>downward through planned stages. The key benefit of this approach being the structure, <text:tab/>allowing for devs to better manage large code bases and projects. Waterfall is also helpful in <text:tab/>situations where extensive documentation is a must (Sacchi). <text:span text:style-name="T14">In terms of disadvantages, <text:tab/>waterfall is extremely rigid making it hard to make changes to previous steps once done. In <text:tab/>addition, when changes are needed to the plan, waterfall makes it hard to incorporate these.</text:span></text:p>
      <text:p text:style-name="P5"/>
      <text:p text:style-name="P6"><text:tab/>In contrast to waterfall, agile is more of a mode focused on an incremental approach <text:span text:style-name="T15">and is <text:tab/>best suited for scenarios where flexibility is desired. Agile breaks the project up into <text:tab/>manageable chunks rather than a series of steps like waterfall. In addition some <text:tab/>disadvantages of agile include that it requires strong project management skills and doesn’t <text:tab/>have as clear of a structure (</text:span><text:span text:style-name="T5">Adanna </text:span><text:span text:style-name="T6">&amp; </text:span><text:span text:style-name="T5">Nonyelum</text:span><text:span text:style-name="T6">).</text:span><text:span text:style-name="T15"> Also with agile you may end up in <text:tab/>scenarios where stakeholders keep trying to add new features and changes and the project <text:tab/>will never be done if it continues to adapt so much. </text:span></text:p>
      <text:p text:style-name="P6"/>
      <text:p text:style-name="P7">4. <text:tab/>For waterfall a hypothetical software product that would make sense to develop with this <text:tab/>approach is a medical record system that a large hospital chain needs to implement. Given <text:tab/>the level of regulation and governance related to such systems e.g. laws, etc., extensive <text:tab/>documentation would likely be needed and more important than the flexibility offered from <text:tab/>agile. In addition, the more structured approach waterfalls takes minimizes risk which is <text:tab/>essential to critical systems such as medical record systems for hospital patients.</text:p>
      <text:p text:style-name="P7"/>
      <text:p text:style-name="P7"><text:tab/>For agile, a hypothetical software product that would make sense to develop with this <text:tab/>approach is a new social media app that a startup wants to release to market. Given the fast <text:tab/>and ever changing environments of startups and the need for flexibility and changing plans <text:tab/>along the way, agile offers the best solution in this hypothetical. Developers are able to <text:tab/>prioritize and release the most important features first and then do later sprints to continually <text:tab/>add new features and services to the application to meet changing trends and user needs.</text:p>
      <text:p text:style-name="P2"/>
      <text:p text:style-name="P2"/>
      <text:p text:style-name="P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References</text:p>
      <text:p text:style-name="P10"/>
      <text:p text:style-name="P12"><text:span text:style-name="T9">Scacchi, Walt. “Process models in software engineering.” </text:span><text:span text:style-name="T12">Encyclopedia of Software Engineering</text:span><text:span text:style-name="T9">, 15 <text:tab/>Jan. 2002, </text:span><text:a xlink:type="simple" xlink:href="https://doi.org/10.1002/0471028959.sof250" text:style-name="Internet_20_link" text:visited-style-name="Visited_20_Internet_20_Link"><text:span text:style-name="T9">https://doi.org/10.1002/0471028959.sof250</text:span></text:a><text:span text:style-name="T9">.</text:span></text:p>
      <text:p text:style-name="P12"><text:span text:style-name="T9">A. A. Adanna, O. F. Nonyelum, “RITERIA FOR CHOOSING THE RIGHT SOFTWARE <text:tab/>DEVELOPMENT LIFE CYCLE METHOD FOR THE SUCCESS OF SOFTWARE <text:tab/>PROJECT.” </text:span><text:span text:style-name="T10">Journal of Innovation in Computing, July.</text:span><text:span text:style-name="T9"> 2020, <text:tab/></text:span><text:a xlink:type="simple" xlink:href="https://canvas.oregonstate.edu/courses/1976570/files/106433922?wrap=1" text:style-name="Internet_20_link" text:visited-style-name="Visited_20_Internet_20_Link"><text:span text:style-name="T9">https://canvas.oregonstate.edu/courses/1976570/files/106433922?wrap=1</text:span></text:a><text:span text:style-name="T9">.</text:span></text:p>
      <text:p text:style-name="P3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15:05:17.397276353</meta:creation-date>
    <dc:date>2024-11-04T15:53:23.926328548</dc:date>
    <meta:editing-duration>PT8M43S</meta:editing-duration>
    <meta:editing-cycles>1</meta:editing-cycles>
    <meta:document-statistic meta:table-count="0" meta:image-count="0" meta:object-count="0" meta:page-count="2" meta:paragraph-count="9" meta:word-count="426" meta:character-count="2805" meta:non-whitespace-character-count="2356"/>
    <meta:generator>LibreOffice/24.2.6.2$Linux_X86_64 LibreOffice_project/420$Build-2</meta:generator>
  </office:meta>
</office:document-meta>
</file>